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92in" style:rel-column-width="13993*"/>
    </style:style>
    <style:style style:name="Таблица1.B" style:family="table-column">
      <style:table-column-properties style:column-width="5.4479in" style:rel-column-width="51542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92in" style:rel-column-width="13993*"/>
    </style:style>
    <style:style style:name="Таблица2.B" style:family="table-column">
      <style:table-column-properties style:column-width="5.4479in" style:rel-column-width="5154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9271in" fo:margin-left="0in" fo:margin-right="-0.0021in" table:align="margins"/>
    </style:style>
    <style:style style:name="Таблица3.A" style:family="table-column">
      <style:table-column-properties style:column-width="1.4792in" style:rel-column-width="13993*"/>
    </style:style>
    <style:style style:name="Таблица3.B" style:family="table-column">
      <style:table-column-properties style:column-width="5.4479in" style:rel-column-width="51542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9271in" fo:margin-left="0in" fo:margin-right="-0.0021in" table:align="margins"/>
    </style:style>
    <style:style style:name="Таблица4.A" style:family="table-column">
      <style:table-column-properties style:column-width="1.4792in" style:rel-column-width="13993*"/>
    </style:style>
    <style:style style:name="Таблица4.B" style:family="table-column">
      <style:table-column-properties style:column-width="5.4479in" style:rel-column-width="51542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9271in" fo:margin-left="0in" fo:margin-right="-0.0021in" table:align="margins"/>
    </style:style>
    <style:style style:name="Таблица8.A" style:family="table-column">
      <style:table-column-properties style:column-width="1.4792in" style:rel-column-width="13993*"/>
    </style:style>
    <style:style style:name="Таблица8.B" style:family="table-column">
      <style:table-column-properties style:column-width="5.4479in" style:rel-column-width="51542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9271in" fo:margin-left="0in" fo:margin-right="-0.0021in" table:align="margins"/>
    </style:style>
    <style:style style:name="Таблица5.A" style:family="table-column">
      <style:table-column-properties style:column-width="1.4792in" style:rel-column-width="13993*"/>
    </style:style>
    <style:style style:name="Таблица5.B" style:family="table-column">
      <style:table-column-properties style:column-width="5.4479in" style:rel-column-width="51542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9271in" fo:margin-left="0in" fo:margin-right="-0.0021in" table:align="margins"/>
    </style:style>
    <style:style style:name="Таблица6.A" style:family="table-column">
      <style:table-column-properties style:column-width="1.4792in" style:rel-column-width="13993*"/>
    </style:style>
    <style:style style:name="Таблица6.B" style:family="table-column">
      <style:table-column-properties style:column-width="5.4479in" style:rel-column-width="51542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9271in" fo:margin-left="0in" fo:margin-right="-0.0021in" table:align="margins"/>
    </style:style>
    <style:style style:name="Таблица7.A" style:family="table-column">
      <style:table-column-properties style:column-width="1.4792in" style:rel-column-width="13993*"/>
    </style:style>
    <style:style style:name="Таблица7.B" style:family="table-column">
      <style:table-column-properties style:column-width="5.4479in" style:rel-column-width="51542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9271in" fo:margin-left="0in" fo:margin-right="-0.0021in" table:align="margins"/>
    </style:style>
    <style:style style:name="Таблица9.A" style:family="table-column">
      <style:table-column-properties style:column-width="1.4792in" style:rel-column-width="13993*"/>
    </style:style>
    <style:style style:name="Таблица9.B" style:family="table-column">
      <style:table-column-properties style:column-width="5.4479in" style:rel-column-width="51542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9271in" fo:margin-left="0in" fo:margin-right="-0.0021in" table:align="margins"/>
    </style:style>
    <style:style style:name="Таблица10.A" style:family="table-column">
      <style:table-column-properties style:column-width="1.4792in" style:rel-column-width="13993*"/>
    </style:style>
    <style:style style:name="Таблица10.B" style:family="table-column">
      <style:table-column-properties style:column-width="5.4479in" style:rel-column-width="51542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language="en" fo:country="US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language="ru" fo:country="RU"/>
    </style:style>
    <style:style style:name="P5" style:family="paragraph" style:parent-style-name="Table_20_Contents">
      <style:paragraph-properties fo:text-align="start" style:justify-single-word="false"/>
      <style:text-properties fo:language="ru" fo:country="RU" fo:background-color="transparent"/>
    </style:style>
    <style:style style:name="P6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language="ru" fo:country="RU"/>
    </style:style>
    <style:style style:name="P14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15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16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17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18" style:family="paragraph" style:parent-style-name="Table_20_Contents" style:list-style-name="L5">
      <style:paragraph-properties fo:text-align="start" style:justify-single-word="false"/>
      <style:text-properties fo:language="ru" fo:country="RU"/>
    </style:style>
    <style:style style:name="P19" style:family="paragraph" style:parent-style-name="Table_20_Contents" style:list-style-name="L6">
      <style:paragraph-properties fo:text-align="start" style:justify-single-word="false"/>
      <style:text-properties fo:language="ru" fo:country="RU"/>
    </style:style>
    <style:style style:name="P20" style:family="paragraph" style:parent-style-name="Table_20_Contents" style:list-style-name="L7">
      <style:paragraph-properties fo:text-align="start" style:justify-single-word="false"/>
      <style:text-properties fo:language="ru" fo:country="RU"/>
    </style:style>
    <style:style style:name="P21" style:family="paragraph" style:parent-style-name="Table_20_Contents" style:list-style-name="L8">
      <style:paragraph-properties fo:text-align="start" style:justify-single-word="false"/>
      <style:text-properties fo:language="ru" fo:country="RU"/>
    </style:style>
    <style:style style:name="P22" style:family="paragraph" style:parent-style-name="Table_20_Contents" style:list-style-name="L9">
      <style:paragraph-properties fo:text-align="start" style:justify-single-word="false"/>
      <style:text-properties fo:language="ru" fo:country="RU"/>
    </style:style>
    <style:style style:name="P23" style:family="paragraph" style:parent-style-name="Table_20_Contents" style:list-style-name="L10">
      <style:paragraph-properties fo:text-align="start" style:justify-single-word="false"/>
      <style:text-properties fo:language="ru" fo:country="RU"/>
    </style:style>
    <style:style style:name="P24" style:family="paragraph" style:parent-style-name="Table_20_Contents" style:list-style-name="L11">
      <style:paragraph-properties fo:text-align="start" style:justify-single-word="false"/>
      <style:text-properties fo:language="ru" fo:country="RU"/>
    </style:style>
    <style:style style:name="P25" style:family="paragraph" style:parent-style-name="Table_20_Contents" style:list-style-name="L12">
      <style:paragraph-properties fo:text-align="start" style:justify-single-word="false"/>
      <style:text-properties fo:language="ru" fo:country="RU"/>
    </style:style>
    <style:style style:name="P26" style:family="paragraph" style:parent-style-name="Table_20_Contents" style:list-style-name="L13">
      <style:paragraph-properties fo:text-align="start" style:justify-single-word="false"/>
      <style:text-properties fo:language="ru" fo:country="RU"/>
    </style:style>
    <style:style style:name="P27" style:family="paragraph" style:parent-style-name="Table_20_Contents" style:list-style-name="L14">
      <style:paragraph-properties fo:text-align="start" style:justify-single-word="false"/>
      <style:text-properties fo:language="ru" fo:country="RU"/>
    </style:style>
    <style:style style:name="P28" style:family="paragraph" style:parent-style-name="Table_20_Contents" style:list-style-name="L15">
      <style:paragraph-properties fo:text-align="start" style:justify-single-word="false"/>
      <style:text-properties fo:language="ru" fo:country="RU"/>
    </style:style>
    <style:style style:name="P29" style:family="paragraph" style:parent-style-name="Table_20_Contents" style:list-style-name="L16">
      <style:paragraph-properties fo:text-align="start" style:justify-single-word="false"/>
      <style:text-properties fo:language="ru" fo:country="RU"/>
    </style:style>
    <style:style style:name="P30" style:family="paragraph" style:parent-style-name="Table_20_Contents" style:list-style-name="L17">
      <style:paragraph-properties fo:text-align="start" style:justify-single-word="false"/>
      <style:text-properties fo:language="ru" fo:country="RU"/>
    </style:style>
    <style:style style:name="P31" style:family="paragraph" style:parent-style-name="Table_20_Contents" style:list-style-name="L18">
      <style:paragraph-properties fo:text-align="start" style:justify-single-word="false"/>
      <style:text-properties fo:language="ru" fo:country="RU"/>
    </style:style>
    <style:style style:name="P32" style:family="paragraph" style:parent-style-name="Table_20_Contents" style:list-style-name="L19">
      <style:paragraph-properties fo:text-align="start" style:justify-single-word="false"/>
      <style:text-properties fo:language="ru" fo:country="RU"/>
    </style:style>
    <style:style style:name="P33" style:family="paragraph" style:parent-style-name="Table_20_Contents" style:list-style-name="L20">
      <style:paragraph-properties fo:text-align="start" style:justify-single-word="false"/>
      <style:text-properties fo:language="ru" fo:country="RU"/>
    </style:style>
    <style:style style:name="P34" style:family="paragraph" style:parent-style-name="Table_20_Contents" style:list-style-name="L21">
      <style:paragraph-properties fo:text-align="start" style:justify-single-word="false"/>
      <style:text-properties fo:language="ru" fo:country="RU"/>
    </style:style>
    <style:style style:name="P35" style:family="paragraph" style:parent-style-name="Table_20_Contents" style:list-style-name="L22">
      <style:paragraph-properties fo:text-align="start" style:justify-single-word="false"/>
      <style:text-properties fo:language="ru" fo:country="RU"/>
    </style:style>
    <style:style style:name="P36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background-color="transparent"/>
    </style:style>
    <style:style style:name="T5" style:family="text">
      <style:text-properties style:font-name="Times New Roman"/>
    </style:style>
    <style:style style:name="T6" style:family="text">
      <style:text-properties fo:font-variant="normal" fo:text-transform="none" fo:color="#000000" style:text-line-through-style="none" fo:font-style="normal" style:text-underline-style="none" style:text-blinking="false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. Работа с базой кандидатов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11">Создание нового кандидата вручную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4">НР-3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4">Добавление нового кандидата в базу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4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4">Пользователь имеет права на создание нового кандидата согласно назначенной роли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4">Новый кандидат внесен в базу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4">1. Актер запрашивает страницу с формой для создания нового кандидата;</text:p>
            <text:p text:style-name="P4">2. Система предоставляет страницу с формой для создания нового кандидата;</text:p>
            <text:p text:style-name="P4">3. Актер вручную вводит данные нового кандидата;</text:p>
            <text:p text:style-name="P5">4. При необходимости актер производит загрузку файлов (см. U<text:span text:style-name="T1">se Case HRE-1</text:span>);</text:p>
            <text:p text:style-name="P4">5. Актер запрашивает создание нового кандидата с сохранением введенных данных<text:span text:style-name="T1">;</text:span></text:p>
            <text:p text:style-name="P4">6. Система проверяет заполнение обязательных полей<text:span text:style-name="T1">;</text:span></text:p>
            <text:p text:style-name="P4">7. Система проверяет корректность заполнение всех полей;</text:p>
            <text:p text:style-name="P4">8. Система проверяет отсутствие такого кандидата в базе данных;</text:p>
            <text:p text:style-name="P4">9. Система создает нового кандидата, сохраняет введенные данные;</text:p>
            <text:p text:style-name="P4">10. Система выдает сообщение о успешном создании нового кандидата;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4">5а. Актер отменяет сохранение введенных данных:</text:p>
            <text:list xml:id="list31476323" text:style-name="L1">
              <text:list-item>
                <text:p text:style-name="P14">Актер запрашивает закрытие страницы с формой без предварительного сохранения введенных данных;</text:p>
              </text:list-item>
              <text:list-item>
                <text:p text:style-name="P14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4">Актер подтверждает закрытие страницу с формой без сохранение введенных данных;</text:p>
              </text:list-item>
              <text:list-item>
                <text:p text:style-name="P14">Система закрывает форму без сохраниния нового пользователя</text:p>
              </text:list-item>
            </text:list>
            <text:p text:style-name="P4">6а. Не заполнены обязательные поля:</text:p>
            <text:list xml:id="list31481367" text:style-name="L2">
              <text:list-item>
                <text:p text:style-name="P15">Система выдает предупреждение о том, что не все обязательные поля заполнены;</text:p>
              </text:list-item>
              <text:list-item>
                <text:p text:style-name="P15">Система подсвечивает незаполненные обязательные поля;</text:p>
              </text:list-item>
              <text:list-item>
                <text:p text:style-name="P15">Система возвращает актеру страницу с формой для ввода данных;</text:p>
              </text:list-item>
              <text:list-item>
                <text:p text:style-name="P15">Актер заполняет пустые поля;</text:p>
              </text:list-item>
              <text:list-item>
                <text:p text:style-name="P15">См. п. 5</text:p>
              </text:list-item>
            </text:list>
            <text:p text:style-name="P4">7а. Поля заполнены некорректно:</text:p>
            <text:list xml:id="list31471361" text:style-name="L3">
              <text:list-item>
                <text:p text:style-name="P16">Система выдает предупреждение о том, что поля заполнены некорректно;</text:p>
              </text:list-item>
              <text:list-item>
                <text:p text:style-name="P16">Система подсвечивает некорректно заполненные поля;</text:p>
              </text:list-item>
              <text:list-item>
                <text:p text:style-name="P16">Система возвращает актеру страницу с формой для ввода данных;</text:p>
              </text:list-item>
              <text:list-item>
                <text:p text:style-name="P16">Актер редактирует некорректно заполненные поля;</text:p>
              </text:list-item>
              <text:list-item>
                <text:p text:style-name="P16"><text:soft-page-break/>См. п. 5</text:p>
              </text:list-item>
            </text:list>
            <text:p text:style-name="P4">8а. В базе данных уже существует такой кандидат</text:p>
            <text:list xml:id="list31473973" text:style-name="L4">
              <text:list-item>
                <text:p text:style-name="P17">Система выдает предупреждение о том, что такой кандидат уже существует в базе данных;</text:p>
              </text:list-item>
              <text:list-item>
                <text:p text:style-name="P17">Система возвращает актеру страницу с формой для ввода данных;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3"/>
          </table:table-cell>
        </table:table-row>
      </table:table>
      <text:p text:style-name="P8"/>
      <text:p text:style-name="P8"/>
      <text:p text:style-name="P8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11">Создание нового кандидата по ссылке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4">НР-3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4">Добавление нового кандидата в базу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4">Пользовательская цель</text:p>
          </table:table-cell>
        </table:table-row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4">Пользователь имеет права на создание нового кандидата согласно назначенной роли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4">Новый кандидат внесен в базу</text:p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4">1. Актер переходит на страницу с формой для создания нового кандидата;</text:p>
            <text:p text:style-name="P4">2. Система открывает страницу и предоставляет форму для создания нового кандидата;</text:p>
            <text:p text:style-name="P2">3<text:span text:style-name="T3">. Актер, кликая по кнопке, <text:s/>запрашивает создание нового кандидата по ссылке;</text:span></text:p>
            <text:p text:style-name="P4">4. Cистема предоставляет поле для ввода ссылки, по которой размещено резюме кандидата;</text:p>
            <text:p text:style-name="P4">5. Актер вводит в предоставленное поле ссылку на резюме кандидата;</text:p>
            <text:p text:style-name="P4">6. Система считывает данные по предоставленной ссылке;</text:p>
            <text:p text:style-name="P4">7. Система отображает полученные данные в форме для добавления кандидата с возможностью редактирования;</text:p>
            <text:p text:style-name="P4">8. Актер (при необходимости) редактирует полученные данные;</text:p>
            <text:p text:style-name="P4">9. Актер запрашивает создание нового кандидата с сохранением введенных данных;</text:p>
            <text:p text:style-name="P4">10. Система проверяет заполнение обязательных полей;</text:p>
            <text:p text:style-name="P4">11. Система проверяет корректность заполнение всех полей;</text:p>
            <text:p text:style-name="P4">12. Система проверяет отсутствие такого кандидата в базе данных;</text:p>
            <text:p text:style-name="P4">13. Система создает нового кандидата, сохраняет введенные данные;</text:p>
            <text:p text:style-name="P4">14. Система выдает сообщение о успешном создании нового кандидата;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4">9а. Актер отменяет сохранение введенных данных:</text:p>
            <text:list xml:id="list31469820" text:style-name="L5">
              <text:list-item>
                <text:p text:style-name="P18">Актер запрашивает закрытие страницы с формой для создания кандидата без предварительного сохранения введенных данных;</text:p>
              </text:list-item>
              <text:list-item>
                <text:p text:style-name="P18"><text:soft-page-break/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8">Актер подтверждает закрытие страницы без сохранение введенных данных;</text:p>
              </text:list-item>
              <text:list-item>
                <text:p text:style-name="P18">Система закрывает страницу без сохраниния нового пользователя</text:p>
              </text:list-item>
            </text:list>
            <text:p text:style-name="P4">10а. Не заполнены обязательные поля:</text:p>
            <text:list xml:id="list31493896" text:style-name="L6">
              <text:list-item>
                <text:p text:style-name="P19">Система выдает предупреждение о том, что не все обязательные поля заполнены;</text:p>
              </text:list-item>
              <text:list-item>
                <text:p text:style-name="P19">Система подсвечивает незаполненные обязательные поля;</text:p>
              </text:list-item>
              <text:list-item>
                <text:p text:style-name="P19">Система возвращает актеру страницу с формой для ввода данных;</text:p>
              </text:list-item>
              <text:list-item>
                <text:p text:style-name="P19">Актер заполняет пустые поля;</text:p>
              </text:list-item>
              <text:list-item>
                <text:p text:style-name="P19">См. п. 9</text:p>
              </text:list-item>
            </text:list>
            <text:p text:style-name="P4">11а. Поля заполнены некорректно:</text:p>
            <text:list xml:id="list31466363" text:style-name="L7">
              <text:list-item>
                <text:p text:style-name="P20">Система выдает предупреждение о том, что поля заполнены некорректно;</text:p>
              </text:list-item>
              <text:list-item>
                <text:p text:style-name="P20">Система подсвечивает некорректно заполненные поля;</text:p>
              </text:list-item>
              <text:list-item>
                <text:p text:style-name="P20">Система возвращает актеру страницу с формой для ввода данных;</text:p>
              </text:list-item>
              <text:list-item>
                <text:p text:style-name="P20">Актер редактирует некорректно заполненные поля;</text:p>
              </text:list-item>
              <text:list-item>
                <text:p text:style-name="P20">См. п. 9</text:p>
              </text:list-item>
            </text:list>
            <text:p text:style-name="P4">12а. В базе данных уже существует такой кандидат</text:p>
            <text:list xml:id="list31487571" text:style-name="L8">
              <text:list-item>
                <text:p text:style-name="P21">Система выдает предупреждение о том, что такой кандидат уже существует в базе данных;</text:p>
              </text:list-item>
              <text:list-item>
                <text:p text:style-name="P21">Система возвращает актеру страницу с формой для ввода данных;</text:p>
              </text:list-item>
            </text:list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Use case</text:p>
          </table:table-cell>
          <table:table-cell table:style-name="Таблица3.B1" office:value-type="string">
            <text:p text:style-name="P11">Создание нового кандидата из файла</text:p>
          </table:table-cell>
        </table:table-row>
        <table:table-row>
          <table:table-cell table:style-name="Таблица3.A2" office:value-type="string">
            <text:p text:style-name="P1">Id</text:p>
          </table:table-cell>
          <table:table-cell table:style-name="Таблица3.B2" office:value-type="string">
            <text:p text:style-name="P4">НР-3.3</text:p>
          </table:table-cell>
        </table:table-row>
        <table:table-row>
          <table:table-cell table:style-name="Таблица3.A2" office:value-type="string">
            <text:p text:style-name="P1">Description</text:p>
          </table:table-cell>
          <table:table-cell table:style-name="Таблица3.B2" office:value-type="string">
            <text:p text:style-name="P4">Добавление нового кандидата в базу</text:p>
          </table:table-cell>
        </table:table-row>
        <table:table-row>
          <table:table-cell table:style-name="Таблица3.A2" office:value-type="string">
            <text:p text:style-name="P1">Level</text:p>
          </table:table-cell>
          <table:table-cell table:style-name="Таблица3.B2" office:value-type="string">
            <text:p text:style-name="P4">Пользовательская цель</text:p>
          </table:table-cell>
        </table:table-row>
        <table:table-row>
          <table:table-cell table:style-name="Таблица3.A2" office:value-type="string">
            <text:p text:style-name="P1">Actors</text:p>
          </table:table-cell>
          <table:table-cell table:style-name="Таблица3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3.A2" office:value-type="string">
            <text:p text:style-name="P1">Pre-Conditions</text:p>
          </table:table-cell>
          <table:table-cell table:style-name="Таблица3.B2" office:value-type="string">
            <text:p text:style-name="P4">Пользователь имеет права на создание нового кандидата согласно назначенной роли</text:p>
          </table:table-cell>
        </table:table-row>
        <table:table-row>
          <table:table-cell table:style-name="Таблица3.A2" office:value-type="string">
            <text:p text:style-name="P1">Post Conditions</text:p>
          </table:table-cell>
          <table:table-cell table:style-name="Таблица3.B2" office:value-type="string">
            <text:p text:style-name="P4">Новый кандидат внесен в базу</text:p>
          </table:table-cell>
        </table:table-row>
        <table:table-row>
          <table:table-cell table:style-name="Таблица3.A2" office:value-type="string">
            <text:p text:style-name="P1">Trigger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Main Success Scenario</text:p>
          </table:table-cell>
          <table:table-cell table:style-name="Таблица3.B2" office:value-type="string">
            <text:p text:style-name="P4">1. Актер запрашивает страницу с формой для создания нового кандидата;</text:p>
            <text:p text:style-name="P4">2. Система предоставляет страницу с формой для создания нового кандидата;</text:p>
            <text:p text:style-name="P4">3. Актер, кликая по кнопке, запрашивает создание нового кандидата из <text:soft-page-break/>файла;</text:p>
            <text:p text:style-name="P4">4. Система предоставляет диалоговое окно для выбора файла;</text:p>
            <text:p text:style-name="P4">5. Актер производит выбор файла и нажатием кнопки запрашивает его использование;</text:p>
            <text:p text:style-name="P4">6. Система производит проверку формата файла;</text:p>
            <text:p text:style-name="P3"><text:span text:style-name="T3">7. Система <text:s/>производит распознавание важных данных в резюме (</text:span><text:span text:style-name="T5">ФИО, должность, город, контакты (телефон, email, скайп), дата рождения</text:span><text:span text:style-name="T3">);</text:span></text:p>
            <text:p text:style-name="P4">8. Система автоматически производит заполнение полей в форме добавления кандидата;</text:p>
            <text:p text:style-name="P4">9. При необходимости актер производит редактирования профиля кандидата;</text:p>
            <text:p text:style-name="P3"><text:span text:style-name="T3">10.</text:span><text:span text:style-name="T4"> При необходимости актер производит загрузку файлов (см. U</text:span><text:span text:style-name="T2">se Case HRE-1</text:span><text:span text:style-name="T4">);</text:span></text:p>
            <text:p text:style-name="P4">11. Актер запрашивает создание нового кандидата с сохранением введенных данных<text:span text:style-name="T1">;</text:span></text:p>
            <text:p text:style-name="P4">12. Система проверяет заполнение обязательных полей<text:span text:style-name="T1">;</text:span></text:p>
            <text:p text:style-name="P4">13. Система проверяет корректность заполнение всех полей;</text:p>
            <text:p text:style-name="P4">14. Система проверяет отсутствие такого кандидата в базе данных;</text:p>
            <text:p text:style-name="P4">15. Система создает нового кандидата, сохраняет введенные данные;</text:p>
            <text:p text:style-name="P4">16. Система выдает сообщение о успешном создании нового кандидата;</text:p>
          </table:table-cell>
        </table:table-row>
        <table:table-row>
          <table:table-cell table:style-name="Таблица3.A2" office:value-type="string">
            <text:p text:style-name="P1">Extensions</text:p>
          </table:table-cell>
          <table:table-cell table:style-name="Таблица3.B2" office:value-type="string">
            <text:p text:style-name="P4">6а. Некорректный формат файла:</text:p>
            <text:list xml:id="list31471999" text:style-name="L9">
              <text:list-item>
                <text:p text:style-name="P22">Система выдает предупреждение о том, что формат файла недопустим и его загрузка не возможна;</text:p>
              </text:list-item>
              <text:list-item>
                <text:p text:style-name="P22">Система возвращает актеру диалоговое окно для выбора файла с корректным форматом файла;</text:p>
              </text:list-item>
              <text:list-item>
                <text:p text:style-name="P22">Актер выбирает новый файл;</text:p>
              </text:list-item>
              <text:list-item>
                <text:p text:style-name="P22">См. п. 5</text:p>
              </text:list-item>
            </text:list>
            <text:p text:style-name="P4">11а. Актер отменяет сохранение введенных данных:</text:p>
            <text:list xml:id="list31471742" text:style-name="L10">
              <text:list-item>
                <text:p text:style-name="P23">Актер запрашивает закрытие страницы с формой без предварительного сохранения введенных данных;</text:p>
              </text:list-item>
              <text:list-item>
                <text:p text:style-name="P23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23">Актер подтверждает закрытие страницу с формой без сохранение введенных данных;</text:p>
              </text:list-item>
              <text:list-item>
                <text:p text:style-name="P23">Система закрывает страницу без сохраниния нового пользователя</text:p>
              </text:list-item>
            </text:list>
            <text:p text:style-name="P4">12а. Не заполнены обязательные поля:</text:p>
            <text:list xml:id="list31469517" text:style-name="L11">
              <text:list-item>
                <text:p text:style-name="P24">Система выдает предупреждение о том, что не все обязательные поля заполнены;</text:p>
              </text:list-item>
              <text:list-item>
                <text:p text:style-name="P24">Система подсвечивает незаполненные обязательные поля;</text:p>
              </text:list-item>
              <text:list-item>
                <text:p text:style-name="P24">Система возвращает актеру страницу с формой для ввода данных;</text:p>
              </text:list-item>
              <text:list-item>
                <text:p text:style-name="P24">Актер заполняет пустые поля;</text:p>
              </text:list-item>
              <text:list-item>
                <text:p text:style-name="P24">См. п. 11</text:p>
              </text:list-item>
            </text:list>
            <text:p text:style-name="P4">13а. Поля заполнены некорректно:</text:p>
            <text:list xml:id="list31474678" text:style-name="L12">
              <text:list-item>
                <text:p text:style-name="P25">Система выдает предупреждение о том, что поля заполнены некорректно;</text:p>
              </text:list-item>
              <text:list-item>
                <text:p text:style-name="P25">Система подсвечивает некорректно заполненные поля;</text:p>
              </text:list-item>
              <text:list-item>
                <text:p text:style-name="P25">Система возвращает актеру страницу с формой для ввода данных;</text:p>
              </text:list-item>
              <text:list-item>
                <text:p text:style-name="P25">Актер редактирует некорректно заполненные поля;</text:p>
              </text:list-item>
              <text:list-item>
                <text:p text:style-name="P25"><text:soft-page-break/>См. п. 11</text:p>
              </text:list-item>
            </text:list>
            <text:p text:style-name="P4">14а. В базе данных уже существует такой кандидат</text:p>
            <text:list xml:id="list31478891" text:style-name="L13">
              <text:list-item>
                <text:p text:style-name="P26">Система выдает предупреждение о том, что такой кандидат уже существует в базе данных;</text:p>
              </text:list-item>
              <text:list-item>
                <text:p text:style-name="P26">Система возвращает актеру страницу с формой для ввода данных;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">Variations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Frequency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Assumptions</text:p>
          </table:table-cell>
          <table:table-cell table:style-name="Таблица3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Use case</text:p>
          </table:table-cell>
          <table:table-cell table:style-name="Таблица4.B1" office:value-type="string">
            <text:p text:style-name="P12">Массовая загрузка существующей базы резюме</text:p>
          </table:table-cell>
        </table:table-row>
        <table:table-row>
          <table:table-cell table:style-name="Таблица4.A2" office:value-type="string">
            <text:p text:style-name="P1">Id</text:p>
          </table:table-cell>
          <table:table-cell table:style-name="Таблица4.B2" office:value-type="string">
            <text:p text:style-name="P4">НР-3.4</text:p>
          </table:table-cell>
        </table:table-row>
        <table:table-row>
          <table:table-cell table:style-name="Таблица4.A2" office:value-type="string">
            <text:p text:style-name="P1">Description</text:p>
          </table:table-cell>
          <table:table-cell table:style-name="Таблица4.B2" office:value-type="string">
            <text:p text:style-name="P4">Добавление новых кандидатов в базу</text:p>
          </table:table-cell>
        </table:table-row>
        <table:table-row>
          <table:table-cell table:style-name="Таблица4.A2" office:value-type="string">
            <text:p text:style-name="P1">Level</text:p>
          </table:table-cell>
          <table:table-cell table:style-name="Таблица4.B2" office:value-type="string">
            <text:p text:style-name="P4">Пользовательская цель</text:p>
          </table:table-cell>
        </table:table-row>
        <table:table-row>
          <table:table-cell table:style-name="Таблица4.A2" office:value-type="string">
            <text:p text:style-name="P1">Actors</text:p>
          </table:table-cell>
          <table:table-cell table:style-name="Таблица4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4.A2" office:value-type="string">
            <text:p text:style-name="P1">Pre-Conditions</text:p>
          </table:table-cell>
          <table:table-cell table:style-name="Таблица4.B2" office:value-type="string">
            <text:p text:style-name="P4">Пользователь имеет права на массовую загрузку резюме согласно назначенной роли</text:p>
          </table:table-cell>
        </table:table-row>
        <table:table-row>
          <table:table-cell table:style-name="Таблица4.A2" office:value-type="string">
            <text:p text:style-name="P1">Post Conditions</text:p>
          </table:table-cell>
          <table:table-cell table:style-name="Таблица4.B2" office:value-type="string">
            <text:p text:style-name="P4">Новые кандидаты внесены в базу</text:p>
          </table:table-cell>
        </table:table-row>
        <table:table-row>
          <table:table-cell table:style-name="Таблица4.A2" office:value-type="string">
            <text:p text:style-name="P1">Trigger</text:p>
          </table:table-cell>
          <table:table-cell table:style-name="Таблица4.B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1">Main Success Scenario</text:p>
          </table:table-cell>
          <table:table-cell table:style-name="Таблица4.B2" office:value-type="string">
            <text:p text:style-name="P4">1. Актер запрашивает страницу для добавления кандидатов;</text:p>
            <text:p text:style-name="P4">2. Система предоставляет страницу для добавления кандидатов;</text:p>
            <text:p text:style-name="P4">3. Актер, кликая по кнопке, запрашивает массовую загрузку резюме из <text:span text:style-name="T1">ZIP</text:span> архива;</text:p>
            <text:p text:style-name="P4">4. Система предоставляет диалоговое окно для выбора архива резюме;</text:p>
            <text:p text:style-name="P4">5. Актер производит выбор архива резюме и нажатием кнопки запрашивает его использование;</text:p>
            <text:p text:style-name="P4">6. Система производит проверку формата архива;</text:p>
            <text:p text:style-name="P3"><text:span text:style-name="T3">7. Система <text:s/>производит извлечение файлов из архива и распознавание важных данных во всех резюме (</text:span><text:span text:style-name="T5">ФИО, должность, город, контакты (телефон, email, скайп), дата рождения</text:span><text:span text:style-name="T3">);</text:span></text:p>
            <text:p text:style-name="P4">8. Система автоматически создает профили кандидатов на основе извлеченных резюме;</text:p>
            <text:p text:style-name="P4">9. Система выводит на на экран список профилей кандидатов, созданных на основе извлеченных резюме;</text:p>
            <text:p text:style-name="P4">10. Напротив каждого профиля кандидата система проставляет статус после извлечения: дубликат, успешно, ошибка;</text:p>
            <text:p text:style-name="P4">11. Актер производит удаление дубликатов и редактирование профилей кандидатов, которые были извлечены и распознаны с ошибками (не заполнены обязательные поля);</text:p>
          </table:table-cell>
        </table:table-row>
        <table:table-row>
          <table:table-cell table:style-name="Таблица4.A2" office:value-type="string">
            <text:p text:style-name="P1">Extensions</text:p>
          </table:table-cell>
          <table:table-cell table:style-name="Таблица4.B2" office:value-type="string">
            <text:p text:style-name="P4">6а. Некорректный формат архива:</text:p>
            <text:list xml:id="list31476401" text:style-name="L14">
              <text:list-item>
                <text:p text:style-name="P27">Система выдает предупреждение о том, что формат архива <text:soft-page-break/>недопустим и его загрузка не возможна;</text:p>
              </text:list-item>
              <text:list-item>
                <text:p text:style-name="P27">Система возвращает актеру диалоговое окно для выбора архива с корректным форматом;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">Variations</text:p>
          </table:table-cell>
          <table:table-cell table:style-name="Таблица4.B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1">Frequency</text:p>
          </table:table-cell>
          <table:table-cell table:style-name="Таблица4.B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1">Assumptions</text:p>
          </table:table-cell>
          <table:table-cell table:style-name="Таблица4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">Use case</text:p>
          </table:table-cell>
          <table:table-cell table:style-name="Таблица8.B1" office:value-type="string">
            <text:p text:style-name="P6">Просмотр списка кандидатов</text:p>
          </table:table-cell>
        </table:table-row>
        <table:table-row>
          <table:table-cell table:style-name="Таблица8.A2" office:value-type="string">
            <text:p text:style-name="P1">Id</text:p>
          </table:table-cell>
          <table:table-cell table:style-name="Таблица8.B2" office:value-type="string">
            <text:p text:style-name="P4">НР-3.5</text:p>
          </table:table-cell>
        </table:table-row>
        <table:table-row>
          <table:table-cell table:style-name="Таблица8.A2" office:value-type="string">
            <text:p text:style-name="P1">Description</text:p>
          </table:table-cell>
          <table:table-cell table:style-name="Таблица8.B2" office:value-type="string">
            <text:p text:style-name="P4"/>
          </table:table-cell>
        </table:table-row>
        <table:table-row>
          <table:table-cell table:style-name="Таблица8.A2" office:value-type="string">
            <text:p text:style-name="P1">Level</text:p>
          </table:table-cell>
          <table:table-cell table:style-name="Таблица8.B2" office:value-type="string">
            <text:p text:style-name="P4">Пользовательская цель</text:p>
          </table:table-cell>
        </table:table-row>
        <table:table-row>
          <table:table-cell table:style-name="Таблица8.A2" office:value-type="string">
            <text:p text:style-name="P1">Actors</text:p>
          </table:table-cell>
          <table:table-cell table:style-name="Таблица8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8.A2" office:value-type="string">
            <text:p text:style-name="P1">Pre-Conditions</text:p>
          </table:table-cell>
          <table:table-cell table:style-name="Таблица8.B2" office:value-type="string">
            <text:p text:style-name="P4">Пользователь имеет права на просмотр списка кандидатов согласно назначенной роли</text:p>
          </table:table-cell>
        </table:table-row>
        <table:table-row>
          <table:table-cell table:style-name="Таблица8.A2" office:value-type="string">
            <text:p text:style-name="P1">Post Conditions</text:p>
          </table:table-cell>
          <table:table-cell table:style-name="Таблица8.B2" office:value-type="string">
            <text:p text:style-name="P4">Получение списка кандидатов</text:p>
          </table:table-cell>
        </table:table-row>
        <table:table-row>
          <table:table-cell table:style-name="Таблица8.A2" office:value-type="string">
            <text:p text:style-name="P1">Trigger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Main Success Scenario</text:p>
          </table:table-cell>
          <table:table-cell table:style-name="Таблица8.B2" office:value-type="string">
            <text:p text:style-name="P4">1. Актер запрашивает страницу для просмотра списка кандидатов;</text:p>
            <text:p text:style-name="P4">2. Система предоставляет страницу для просмотра списка кандидатов.</text:p>
          </table:table-cell>
        </table:table-row>
        <table:table-row>
          <table:table-cell table:style-name="Таблица8.A2" office:value-type="string">
            <text:p text:style-name="P1">Extensions</text:p>
          </table:table-cell>
          <table:table-cell table:style-name="Таблица8.B2" office:value-type="string">
            <text:p text:style-name="P4"/>
          </table:table-cell>
        </table:table-row>
        <table:table-row>
          <table:table-cell table:style-name="Таблица8.A2" office:value-type="string">
            <text:p text:style-name="P1">Variations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Frequency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Assumptions</text:p>
          </table:table-cell>
          <table:table-cell table:style-name="Таблица8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">Use case</text:p>
          </table:table-cell>
          <table:table-cell table:style-name="Таблица5.B1" office:value-type="string">
            <text:p text:style-name="P7"><text:span text:style-name="T6">Просмотр профиля кандидата</text:span> </text:p>
          </table:table-cell>
        </table:table-row>
        <table:table-row>
          <table:table-cell table:style-name="Таблица5.A2" office:value-type="string">
            <text:p text:style-name="P1">Id</text:p>
          </table:table-cell>
          <table:table-cell table:style-name="Таблица5.B2" office:value-type="string">
            <text:p text:style-name="P4">НР-3.6</text:p>
          </table:table-cell>
        </table:table-row>
        <table:table-row>
          <table:table-cell table:style-name="Таблица5.A2" office:value-type="string">
            <text:p text:style-name="P1">Description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1">Level</text:p>
          </table:table-cell>
          <table:table-cell table:style-name="Таблица5.B2" office:value-type="string">
            <text:p text:style-name="P4">Пользовательская цель</text:p>
          </table:table-cell>
        </table:table-row>
        <table:table-row>
          <table:table-cell table:style-name="Таблица5.A2" office:value-type="string">
            <text:p text:style-name="P1">Actors</text:p>
          </table:table-cell>
          <table:table-cell table:style-name="Таблица5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5.A2" office:value-type="string">
            <text:p text:style-name="P1">Pre-Conditions</text:p>
          </table:table-cell>
          <table:table-cell table:style-name="Таблица5.B2" office:value-type="string">
            <text:p text:style-name="P4">Пользователь имеет права на просмотр профиля кандидата согласно назначенной роли</text:p>
          </table:table-cell>
        </table:table-row>
        <table:table-row>
          <table:table-cell table:style-name="Таблица5.A2" office:value-type="string">
            <text:p text:style-name="P1">Post Conditions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1">Trigger</text:p>
          </table:table-cell>
          <table:table-cell table:style-name="Таблица5.B2" office:value-type="string">
            <text:p text:style-name="P3"/>
          </table:table-cell>
        </table:table-row>
        <text:soft-page-break/>
        <table:table-row>
          <table:table-cell table:style-name="Таблица5.A2" office:value-type="string">
            <text:p text:style-name="P1">Main Success Scenario</text:p>
          </table:table-cell>
          <table:table-cell table:style-name="Таблица5.B2" office:value-type="string">
            <text:p text:style-name="P4">1. Актер запрашивает страницу для просмотра списка кандидатов;</text:p>
            <text:p text:style-name="P4">2. Система предоставляет страницу для просмотра списка кандидатов;</text:p>
            <text:p text:style-name="P4">3. Актер вводит параметры, по которым система идентифицирует конкретного кандидата и запрашивает его поиск;</text:p>
            <text:p text:style-name="P4">4. Система осуществляет поиск профиля кандидата в базе;</text:p>
            <text:p text:style-name="P4">5. Система предоставляет доступ к профилю кандидата;</text:p>
            <text:p text:style-name="P4">6. Актер переходит на страницу профиля кандидата;</text:p>
          </table:table-cell>
        </table:table-row>
        <table:table-row>
          <table:table-cell table:style-name="Таблица5.A2" office:value-type="string">
            <text:p text:style-name="P1">Extensions</text:p>
          </table:table-cell>
          <table:table-cell table:style-name="Таблица5.B2" office:value-type="string">
            <text:p text:style-name="P4">6а. Отсутствие в базе кандидата, который соответствует указанным параметрам</text:p>
            <text:list xml:id="list31491531" text:style-name="L15">
              <text:list-item>
                <text:p text:style-name="P28">Система выдает сообщение, что в базе отсутствуют кандидат, соответствующий указанным параметрам выборки;</text:p>
              </text:list-item>
              <text:list-item>
                <text:p text:style-name="P28">Система возаращает актеру страницу для <text:s/>для просмотра списка кандидатов;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">Variations</text:p>
          </table:table-cell>
          <table:table-cell table:style-name="Таблица5.B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1">Frequency</text:p>
          </table:table-cell>
          <table:table-cell table:style-name="Таблица5.B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1">Assumptions</text:p>
          </table:table-cell>
          <table:table-cell table:style-name="Таблица5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">Use case</text:p>
          </table:table-cell>
          <table:table-cell table:style-name="Таблица6.B1" office:value-type="string">
            <text:p text:style-name="P10">Редактирование профиля кандидата</text:p>
          </table:table-cell>
        </table:table-row>
        <table:table-row>
          <table:table-cell table:style-name="Таблица6.A2" office:value-type="string">
            <text:p text:style-name="P1">Id</text:p>
          </table:table-cell>
          <table:table-cell table:style-name="Таблица6.B2" office:value-type="string">
            <text:p text:style-name="P4">НР-3.7</text:p>
          </table:table-cell>
        </table:table-row>
        <table:table-row>
          <table:table-cell table:style-name="Таблица6.A2" office:value-type="string">
            <text:p text:style-name="P1">Description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1">Level</text:p>
          </table:table-cell>
          <table:table-cell table:style-name="Таблица6.B2" office:value-type="string">
            <text:p text:style-name="P4">Пользовательская цель</text:p>
          </table:table-cell>
        </table:table-row>
        <table:table-row>
          <table:table-cell table:style-name="Таблица6.A2" office:value-type="string">
            <text:p text:style-name="P1">Actors</text:p>
          </table:table-cell>
          <table:table-cell table:style-name="Таблица6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6.A2" office:value-type="string">
            <text:p text:style-name="P1">Pre-Conditions</text:p>
          </table:table-cell>
          <table:table-cell table:style-name="Таблица6.B2" office:value-type="string">
            <text:p text:style-name="P4">Пользователь имеет права на редактирование профиля кандидата согласно назначенной роли</text:p>
          </table:table-cell>
        </table:table-row>
        <table:table-row>
          <table:table-cell table:style-name="Таблица6.A2" office:value-type="string">
            <text:p text:style-name="P1">Post Conditions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1">Trigger</text:p>
          </table:table-cell>
          <table:table-cell table:style-name="Таблица6.B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1">Main Success Scenario<text:span text:style-name="T3">1</text:span></text:p>
            <text:p text:style-name="P6"/>
          </table:table-cell>
          <table:table-cell table:style-name="Таблица6.B2" office:value-type="string">
            <text:p text:style-name="P4">1. Актер переходит на страницу для просмотра списка кандидатов;</text:p>
            <text:p text:style-name="P4">2. Система открывает страницу для просмотра списка кандидатов;</text:p>
            <text:p text:style-name="P4">3. Актер вводит параметры, по которым система идентифицирует конкретного кандидата;</text:p>
            <text:p text:style-name="P4">4. Актер запрашивает поиск кандидата по заданным параметрам;</text:p>
            <text:p text:style-name="P4">5. Система осуществляет поиск профиля в базе;</text:p>
            <text:p text:style-name="P4">6. Система предоставляет доступ к профилю кандидата;</text:p>
            <text:p text:style-name="P4">7. Актер переходит на страницу профиля кандидата;</text:p>
            <text:p text:style-name="P4">8. Актер производит редактирования профиля кандидата;</text:p>
            <text:p text:style-name="P4">9. Актер запрашивает сохранение внесенных изменений; </text:p>
            <text:p text:style-name="P4">10. Система проверяет заполнение обязательных полей <text:s/>после редактирования профиля;</text:p>
            <text:p text:style-name="P4">11. Система проверяет корректность заполнение всех полей после редактирования профиля;</text:p>
            <text:p text:style-name="P4"><text:soft-page-break/>12. Система производит сохранение данных, которые были изменены в профиле кандидата;</text:p>
            <text:p text:style-name="P4">13. Система выдает сообщение об успешном сохранении данных. </text:p>
          </table:table-cell>
        </table:table-row>
        <table:table-row>
          <table:table-cell table:style-name="Таблица6.A2" office:value-type="string">
            <text:p text:style-name="P1">Extensions</text:p>
          </table:table-cell>
          <table:table-cell table:style-name="Таблица6.B2" office:value-type="string">
            <text:p text:style-name="P4">4а. Отсутствие в базе кандидата, который соответствует указанным параметрам</text:p>
            <text:list xml:id="list31489262" text:style-name="L16">
              <text:list-item>
                <text:p text:style-name="P29">Система выдает сообщение, что в базе отсутствуют кандидат, соответствующий указанным параметрам выборки;</text:p>
              </text:list-item>
              <text:list-item>
                <text:p text:style-name="P29">Система возаращает актеру страницу для <text:s/>для просмотра списка кандидатов;</text:p>
              </text:list-item>
            </text:list>
            <text:p text:style-name="P2">9<text:span text:style-name="T3">а. Актер отменяет сохранение отредактированных данных:</text:span></text:p>
            <text:list xml:id="list31479945" text:style-name="L17">
              <text:list-item>
                <text:p text:style-name="P30">Актер запрашивает закрытие страницы с формой без предварительного сохранения отредактированных данных;</text:p>
              </text:list-item>
              <text:list-item>
                <text:p text:style-name="P30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30">Актер подтверждает закрытие страницы с формой без сохранение отредактированных данных;</text:p>
              </text:list-item>
              <text:list-item>
                <text:p text:style-name="P30">Система закрывает страницу без сохраниния изменений в профиле кандидата.</text:p>
              </text:list-item>
            </text:list>
            <text:p text:style-name="P4"><text:span text:style-name="T1">10</text:span>а. Не заполнены обязательные поля:</text:p>
            <text:list xml:id="list31495247" text:style-name="L18">
              <text:list-item>
                <text:p text:style-name="P31">Система выдает предупреждение о том, что после редактирования не все обязательные поля заполнены;</text:p>
              </text:list-item>
              <text:list-item>
                <text:p text:style-name="P31">Система подсвечивает незаполненные обязательные поля;</text:p>
              </text:list-item>
              <text:list-item>
                <text:p text:style-name="P31">Система возвращает актеру страницу с профилем кандидата для ввода данных;</text:p>
              </text:list-item>
              <text:list-item>
                <text:p text:style-name="P31">Актер заполняет пустые поля;</text:p>
              </text:list-item>
              <text:list-item>
                <text:p text:style-name="P31">См. п. 9</text:p>
              </text:list-item>
            </text:list>
            <text:p text:style-name="P4"><text:span text:style-name="T1">11</text:span>а. Поля заполнены некорректно:</text:p>
            <text:list xml:id="list31490303" text:style-name="L19">
              <text:list-item>
                <text:p text:style-name="P32">Система выдает предупреждение о том, что поля заполнены некорректно;</text:p>
              </text:list-item>
              <text:list-item>
                <text:p text:style-name="P32">Система подсвечивает некорректно заполненные поля;</text:p>
              </text:list-item>
              <text:list-item>
                <text:p text:style-name="P32">Система возвращает актеру страницу с профилем кандидата для ввода данных;</text:p>
              </text:list-item>
              <text:list-item>
                <text:p text:style-name="P32">Актер редактирует некорректно заполненные поля;</text:p>
              </text:list-item>
              <text:list-item>
                <text:p text:style-name="P32">См. п. 9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">Variations</text:p>
          </table:table-cell>
          <table:table-cell table:style-name="Таблица6.B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1">Frequency</text:p>
          </table:table-cell>
          <table:table-cell table:style-name="Таблица6.B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1">Assumptions</text:p>
          </table:table-cell>
          <table:table-cell table:style-name="Таблица6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">Use case</text:p>
          </table:table-cell>
          <table:table-cell table:style-name="Таблица7.B1" office:value-type="string">
            <text:p text:style-name="P10">Деактивация (удаление) профиля кандидата</text:p>
          </table:table-cell>
        </table:table-row>
        <table:table-row>
          <table:table-cell table:style-name="Таблица7.A2" office:value-type="string">
            <text:p text:style-name="P1">Id</text:p>
          </table:table-cell>
          <table:table-cell table:style-name="Таблица7.B2" office:value-type="string">
            <text:p text:style-name="P4">НР-3.8</text:p>
          </table:table-cell>
        </table:table-row>
        <table:table-row>
          <table:table-cell table:style-name="Таблица7.A2" office:value-type="string">
            <text:p text:style-name="P1">Description</text:p>
          </table:table-cell>
          <table:table-cell table:style-name="Таблица7.B2" office:value-type="string">
            <text:p text:style-name="P4"/>
          </table:table-cell>
        </table:table-row>
        <table:table-row>
          <table:table-cell table:style-name="Таблица7.A2" office:value-type="string">
            <text:p text:style-name="P1">Level</text:p>
          </table:table-cell>
          <table:table-cell table:style-name="Таблица7.B2" office:value-type="string">
            <text:p text:style-name="P4">Пользовательская цель</text:p>
          </table:table-cell>
        </table:table-row>
        <text:soft-page-break/>
        <table:table-row>
          <table:table-cell table:style-name="Таблица7.A2" office:value-type="string">
            <text:p text:style-name="P1">Actors</text:p>
          </table:table-cell>
          <table:table-cell table:style-name="Таблица7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7.A2" office:value-type="string">
            <text:p text:style-name="P1">Pre-Conditions</text:p>
          </table:table-cell>
          <table:table-cell table:style-name="Таблица7.B2" office:value-type="string">
            <text:p text:style-name="P4">Пользователь имеет права на деактивацию (удаление) профиля кандидата согласно назначенной роли</text:p>
          </table:table-cell>
        </table:table-row>
        <table:table-row>
          <table:table-cell table:style-name="Таблица7.A2" office:value-type="string">
            <text:p text:style-name="P1">Post Conditions</text:p>
          </table:table-cell>
          <table:table-cell table:style-name="Таблица7.B2" office:value-type="string">
            <text:p text:style-name="P4"/>
          </table:table-cell>
        </table:table-row>
        <table:table-row>
          <table:table-cell table:style-name="Таблица7.A2" office:value-type="string">
            <text:p text:style-name="P1">Trigger</text:p>
          </table:table-cell>
          <table:table-cell table:style-name="Таблица7.B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1">Main Success Scenario<text:span text:style-name="T3">1</text:span></text:p>
            <text:p text:style-name="P6"/>
          </table:table-cell>
          <table:table-cell table:style-name="Таблица7.B2" office:value-type="string">
            <text:p text:style-name="P4">1. Актер переходит на страницу для просмотра списка кандидатов;</text:p>
            <text:p text:style-name="P4">2. Система открывает страницу для просмотра списка кандидатов;</text:p>
            <text:p text:style-name="P4">3. Актер вводит параметры, по которым система идентифицирует конкретного кандидата;</text:p>
            <text:p text:style-name="P4">4. Актер запрашивает поиск кандидата по заданным параметрам;</text:p>
            <text:p text:style-name="P4">5. Система осуществляет поиск профиля в базе;</text:p>
            <text:p text:style-name="P4">6. Система предоставляет доступ к профилю кандидата;</text:p>
            <text:p text:style-name="P4">7. Актер переходит на страницу профиля кандидата;</text:p>
            <text:p text:style-name="P4">8. Актер запрашивает деактивацию (удаление) профиля кандидата;</text:p>
            <text:p text:style-name="P4">9. Система выдает предупреждение о том, что в результате данной операции профиль кандидата будет деактивирован (удален) и запрашивает подтверждение;</text:p>
            <text:p text:style-name="P4">10. Актер подтверждает деативацию (удаление) профиля кандидата;</text:p>
            <text:p text:style-name="P4">11. Система производит деактивацию (удаление) профиля кандидата;</text:p>
            <text:p text:style-name="P4">12. Система выдает сообщение об успешном <text:s/>деактивацию (удаление) профиля кандидата. </text:p>
          </table:table-cell>
        </table:table-row>
        <table:table-row>
          <table:table-cell table:style-name="Таблица7.A2" office:value-type="string">
            <text:p text:style-name="P1">Extensions</text:p>
          </table:table-cell>
          <table:table-cell table:style-name="Таблица7.B2" office:value-type="string">
            <text:p text:style-name="P4">4а. Отсутствие в базе кандидата, который соответствует указанным параметрам</text:p>
            <text:list xml:id="list31487966" text:style-name="L20">
              <text:list-item>
                <text:p text:style-name="P33">Система выдает сообщение, что в базе отсутствуют кандидат, соответствующий указанным параметрам выборки;</text:p>
              </text:list-item>
              <text:list-item>
                <text:p text:style-name="P33">Система возаращает актеру страницу для <text:s/>для просмотра списка кандидатов;</text:p>
              </text:list-item>
            </text:list>
            <text:p text:style-name="P4">10а. Отмена деактивации (удаления) профиля кандидата:</text:p>
            <text:list xml:id="list31475130" text:style-name="L21">
              <text:list-item>
                <text:p text:style-name="P34">Актер не подтвердает деактивацию (удаления) профиля кандидата, нажимая кнопку отмены или закрывая окно предупреждения;</text:p>
              </text:list-item>
              <text:list-item>
                <text:p text:style-name="P34">Система возврашает актеру страницу для просмотра профиля кандидата;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1">Variations</text:p>
          </table:table-cell>
          <table:table-cell table:style-name="Таблица7.B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1">Frequency</text:p>
          </table:table-cell>
          <table:table-cell table:style-name="Таблица7.B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1">Assumptions</text:p>
          </table:table-cell>
          <table:table-cell table:style-name="Таблица7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">Use case</text:p>
          </table:table-cell>
          <table:table-cell table:style-name="Таблица9.B1" office:value-type="string">
            <text:p text:style-name="P10">Прикрепление кандидата к вакансии <text:span text:style-name="T1"><text:s/></text:span>со страницы профиля кандидата</text:p>
          </table:table-cell>
        </table:table-row>
        <table:table-row>
          <table:table-cell table:style-name="Таблица9.A2" office:value-type="string">
            <text:p text:style-name="P1">Id</text:p>
          </table:table-cell>
          <table:table-cell table:style-name="Таблица9.B2" office:value-type="string">
            <text:p text:style-name="P4">НР-3.9</text:p>
          </table:table-cell>
        </table:table-row>
        <table:table-row>
          <table:table-cell table:style-name="Таблица9.A2" office:value-type="string">
            <text:p text:style-name="P1">Description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1">Level</text:p>
          </table:table-cell>
          <table:table-cell table:style-name="Таблица9.B2" office:value-type="string">
            <text:p text:style-name="P4">Пользовательская цель</text:p>
          </table:table-cell>
        </table:table-row>
        <text:soft-page-break/>
        <table:table-row>
          <table:table-cell table:style-name="Таблица9.A2" office:value-type="string">
            <text:p text:style-name="P1">Actors</text:p>
          </table:table-cell>
          <table:table-cell table:style-name="Таблица9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9.A2" office:value-type="string">
            <text:p text:style-name="P1">Pre-Conditions</text:p>
          </table:table-cell>
          <table:table-cell table:style-name="Таблица9.B2" office:value-type="string">
            <text:p text:style-name="P4">Пользователь имеет права на п<text:span text:style-name="T7">рикрепление кандидата к вакансии</text:span> согласно назначенной роли</text:p>
          </table:table-cell>
        </table:table-row>
        <table:table-row>
          <table:table-cell table:style-name="Таблица9.A2" office:value-type="string">
            <text:p text:style-name="P1">Post Conditions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1">Trigger</text:p>
          </table:table-cell>
          <table:table-cell table:style-name="Таблица9.B2" office:value-type="string">
            <text:p text:style-name="P3"/>
          </table:table-cell>
        </table:table-row>
        <table:table-row>
          <table:table-cell table:style-name="Таблица9.A2" office:value-type="string">
            <text:p text:style-name="P1">Main Success Scenario<text:span text:style-name="T3">1</text:span></text:p>
            <text:p text:style-name="P6"/>
          </table:table-cell>
          <table:table-cell table:style-name="Таблица9.B2" office:value-type="string">
            <text:p text:style-name="P4">1. Актер переходит на страницу для просмотра списка кандидатов;</text:p>
            <text:p text:style-name="P4">2. Система открывает страницу для просмотра списка кандидатов;</text:p>
            <text:p text:style-name="P4">3. Актер вводит параметры, по которым система идентифицирует конкретного кандидата;</text:p>
            <text:p text:style-name="P4">4. Актер запрашивает поиск кандидата по заданным параметрам;</text:p>
            <text:p text:style-name="P4">5. Система осуществляет поиск профиля в базе;</text:p>
            <text:p text:style-name="P4">6. Система предоставляет доступ к профилю кандидата;</text:p>
            <text:p text:style-name="P4">7. Актер переходит на страницу профиля кандидата;</text:p>
            <text:p text:style-name="P4">8. Актер запрашивает прикрепление данного кандидата к вакансии, производя выбор нужной вакансии из выпадающего списка;</text:p>
            <text:p text:style-name="P4">9. <text:s/>Нажатием кнопки актер подтверждает прикрепление данного кандидата к выбранной вакансии;</text:p>
            <text:p text:style-name="P4">10. Система прикрепляет кандидата к выбранной вакансии и устанавливает ему начальный статус, заданный по умолчанию;</text:p>
            <text:p text:style-name="P4">11. Система выдает уведомление об успешном прикреплении кандидата к выбранной вакансии</text:p>
          </table:table-cell>
        </table:table-row>
        <table:table-row>
          <table:table-cell table:style-name="Таблица9.A2" office:value-type="string">
            <text:p text:style-name="P1">Extensions</text:p>
          </table:table-cell>
          <table:table-cell table:style-name="Таблица9.B2" office:value-type="string">
            <text:p text:style-name="P4">10а. Отмена операции прикрепления кандидата к вакансии:</text:p>
            <text:list xml:id="list31496655" text:style-name="L22">
              <text:list-item>
                <text:p text:style-name="P35">Актер не подтвердает прикрепление данного кандидата к выбранной вакансии;</text:p>
              </text:list-item>
              <text:list-item>
                <text:p text:style-name="P35">Система не производит операцию прикрепление данного кандидата к выбранной вакансии;</text:p>
              </text:list-item>
            </text:list>
          </table:table-cell>
        </table:table-row>
        <table:table-row>
          <table:table-cell table:style-name="Таблица9.A2" office:value-type="string">
            <text:p text:style-name="P1">Variations</text:p>
          </table:table-cell>
          <table:table-cell table:style-name="Таблица9.B2" office:value-type="string">
            <text:p text:style-name="P3"/>
          </table:table-cell>
        </table:table-row>
        <table:table-row>
          <table:table-cell table:style-name="Таблица9.A2" office:value-type="string">
            <text:p text:style-name="P1">Frequency</text:p>
          </table:table-cell>
          <table:table-cell table:style-name="Таблица9.B2" office:value-type="string">
            <text:p text:style-name="P3"/>
          </table:table-cell>
        </table:table-row>
        <table:table-row>
          <table:table-cell table:style-name="Таблица9.A2" office:value-type="string">
            <text:p text:style-name="P1">Assumptions</text:p>
          </table:table-cell>
          <table:table-cell table:style-name="Таблица9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">Use case</text:p>
          </table:table-cell>
          <table:table-cell table:style-name="Таблица10.B1" office:value-type="string">
            <text:p text:style-name="P10">Прикрепление кандидата к вакансии <text:span text:style-name="T1"><text:s/></text:span>со страницы создания нового кандидата</text:p>
          </table:table-cell>
        </table:table-row>
        <table:table-row>
          <table:table-cell table:style-name="Таблица10.A2" office:value-type="string">
            <text:p text:style-name="P1">Id</text:p>
          </table:table-cell>
          <table:table-cell table:style-name="Таблица10.B2" office:value-type="string">
            <text:p text:style-name="P4">НР-3.10</text:p>
          </table:table-cell>
        </table:table-row>
        <table:table-row>
          <table:table-cell table:style-name="Таблица10.A2" office:value-type="string">
            <text:p text:style-name="P1">Description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1">Level</text:p>
          </table:table-cell>
          <table:table-cell table:style-name="Таблица10.B2" office:value-type="string">
            <text:p text:style-name="P4">Пользовательская цель</text:p>
          </table:table-cell>
        </table:table-row>
        <table:table-row>
          <table:table-cell table:style-name="Таблица10.A2" office:value-type="string">
            <text:p text:style-name="P1">Actors</text:p>
          </table:table-cell>
          <table:table-cell table:style-name="Таблица10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10.A2" office:value-type="string">
            <text:p text:style-name="P1">Pre-Conditions</text:p>
          </table:table-cell>
          <table:table-cell table:style-name="Таблица10.B2" office:value-type="string">
            <text:p text:style-name="P4">Пользователь имеет права на п<text:span text:style-name="T7">рикрепление кандидата к вакансии</text:span> согласно назначенной роли</text:p>
          </table:table-cell>
        </table:table-row>
        <table:table-row>
          <table:table-cell table:style-name="Таблица10.A2" office:value-type="string">
            <text:p text:style-name="P1">Post Conditions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1">Trigger</text:p>
          </table:table-cell>
          <table:table-cell table:style-name="Таблица10.B2" office:value-type="string">
            <text:p text:style-name="P3"/>
          </table:table-cell>
        </table:table-row>
        <text:soft-page-break/>
        <table:table-row>
          <table:table-cell table:style-name="Таблица10.A2" office:value-type="string">
            <text:p text:style-name="P1">Main Success Scenario<text:span text:style-name="T3">1</text:span></text:p>
            <text:p text:style-name="P6"/>
          </table:table-cell>
          <table:table-cell table:style-name="Таблица10.B2" office:value-type="string">
            <text:p text:style-name="P4">1. Актер запрашивает страницу с формой для создания нового кандидата;</text:p>
            <text:p text:style-name="P4">2. Система предоставляет страницу с формой для создания нового кандидата;</text:p>
            <text:p text:style-name="P4">3. Актер производит действия по созданию нового кандидата согласно юзкейсам 3.1, 3.2 или 3.3;</text:p>
            <text:p text:style-name="P4">4. После создания нового кандидата актер запрашивает прикрепление данного кандидата к вакансии, производя выбор нужной вакансии из выпадающего списка;</text:p>
            <text:p text:style-name="P4">5. Нажатием кнопки актер подтверждает прикрепление данного кандидата к выбранной вакансии;</text:p>
            <text:p text:style-name="P4">6. Система прикрепляет кандидата к выбранной вакансии и устанавливает ему начальный статус, заданный по умолчанию;</text:p>
            <text:p text:style-name="P4">7. Система выдает уведомление об успешном прикреплении созданного кандидата к выбранной вакансии.</text:p>
          </table:table-cell>
        </table:table-row>
        <table:table-row>
          <table:table-cell table:style-name="Таблица10.A2" office:value-type="string">
            <text:p text:style-name="P1">Extensions</text:p>
          </table:table-cell>
          <table:table-cell table:style-name="Таблица10.B2" office:value-type="string">
            <text:p text:style-name="P4">5а. Отмена операции прикрепления кандидата к вакансии:</text:p>
            <text:list xml:id="list31682125" text:continue-numbering="true" text:style-name="L22">
              <text:list-item>
                <text:p text:style-name="P35">Актер не подтвердает прикрепление данного кандидата к выбранной вакансии;</text:p>
              </text:list-item>
              <text:list-item>
                <text:p text:style-name="P35">Система не производит операцию прикрепление данного кандидата к выбранной вакансии;</text:p>
              </text:list-item>
            </text:list>
          </table:table-cell>
        </table:table-row>
        <table:table-row>
          <table:table-cell table:style-name="Таблица10.A2" office:value-type="string">
            <text:p text:style-name="P1">Variations</text:p>
          </table:table-cell>
          <table:table-cell table:style-name="Таблица10.B2" office:value-type="string">
            <text:p text:style-name="P3"/>
          </table:table-cell>
        </table:table-row>
        <table:table-row>
          <table:table-cell table:style-name="Таблица10.A2" office:value-type="string">
            <text:p text:style-name="P1">Frequency</text:p>
          </table:table-cell>
          <table:table-cell table:style-name="Таблица10.B2" office:value-type="string">
            <text:p text:style-name="P3"/>
          </table:table-cell>
        </table:table-row>
        <table:table-row>
          <table:table-cell table:style-name="Таблица10.A2" office:value-type="string">
            <text:p text:style-name="P1">Assumptions</text:p>
          </table:table-cell>
          <table:table-cell table:style-name="Таблица10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2-15T11:51:22.41</dc:date>
    <dc:creator>Alina Kulish</dc:creator>
    <meta:editing-duration>PT03H45M37S</meta:editing-duration>
    <meta:editing-cycles>21</meta:editing-cycles>
    <meta:generator>OpenOffice.org/3.0$Win32 OpenOffice.org_project/300m15$Build-9379</meta:generator>
    <meta:document-statistic meta:table-count="10" meta:image-count="0" meta:object-count="0" meta:page-count="11" meta:paragraph-count="395" meta:word-count="2288" meta:character-count="17147"/>
    <meta:user-defined meta:name="Поле 1"/>
    <meta:user-defined meta:name="Поле 2"/>
    <meta:user-defined meta:name="Поле 3"/>
    <meta:user-defined meta:name="Поле 4"/>
  </office:meta>
</office:document-meta>
</file>